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inner (LVGL)</text:h>
                    <text:list>
                        <text:list-item>
                            <text:h text:style-name="Heading_20_2" text:outline-level="2">Description</text:h>
                        </text:list-item>
                    </text:list>
                </text:list-item>
            </text:list>

            <text:p text:style-name="Standard">Use this Widget to show that some operation is in progress or something is loading, etc.</text:p>

            
                <text:list xml:id="list_Spinner (LVGL)2" text:continue-numbering="true" text:continue-list="list_Spinn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inner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pinner (LVGL)5" text:continue-numbering="true" text:continue-list="list_Spinner (LVGL)4"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pinner (LVGL)6" text:continue-numbering="true" text:continue-list="list_Spinner (LVGL)5"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pinner (LVGL)7"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LVGL)8" text:continue-numbering="true" text:continue-list="list_Spinner (LVGL)6"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Spinner (LVGL)9" text:continue-numbering="true" text:continue-list="list_Spinner (LVGL)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ner (LVGL)10" text:continue-numbering="true" text:continue-list="list_Spinner (LVGL)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inner (LVGL)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inner (LVGL)12" text:continue-numbering="true" text:continue-list="list_Spinner (LVGL)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ner (LVGL)13" text:continue-numbering="true" text:continue-list="list_Spinner (LVGL)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inner (LVGL)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inner (LVGL)15" text:continue-numbering="true" text:continue-list="list_Spinner (LVGL)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ner (LVGL)16" text:continue-numbering="true" text:continue-list="list_Spinner (LVGL)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inner (LVGL)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inner (LVGL)18" text:continue-numbering="true" text:continue-list="list_Spinner (LVGL)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ner (LVGL)19" text:continue-numbering="true" text:continue-list="list_Spinner (LVGL)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inner (LVGL)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Spinner (LVGL)21" text:continue-numbering="true" text:continue-list="list_Spinner (LVGL)1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Spinner (LVGL)22" text:continue-numbering="true" text:continue-list="list_Spinner (LVGL)2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inner (LVGL)23" text:continue-numbering="true" text:continue-list="list_Spinner (LVGL)2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inner (LVGL)24" text:continue-numbering="true" text:continue-list="list_Spinner (LVGL)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LVGL)25" text:continue-numbering="true" text:continue-list="list_Spinner (LVGL)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inner (LVGL)26" text:continue-numbering="true" text:continue-list="list_Spinner (LVGL)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inner (LVGL)27" text:continue-numbering="true" text:continue-list="list_Spinner (LVGL)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inner (LVGL)28" text:continue-numbering="true" text:continue-list="list_Spinner (LVGL)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inner (LVGL)29" text:continue-numbering="true" text:continue-list="list_Spinner (LVGL)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inner (LVGL)30" text:continue-numbering="true" text:continue-list="list_Spinner (LVGL)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inner (LVGL)31" text:continue-numbering="true" text:continue-list="list_Spinner (LVGL)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inner (LVGL)32" text:continue-numbering="true" text:continue-list="list_Spinner (LVGL)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inner (LVGL)33" text:continue-numbering="true" text:continue-list="list_Spinner (LVGL)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inner (LVGL)34" text:continue-numbering="true" text:continue-list="list_Spinner (LVGL)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inner (LVGL)35" text:continue-numbering="true" text:continue-list="list_Spinner (LVGL)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inner (LVGL)36" text:continue-numbering="true" text:continue-list="list_Spinner (LVGL)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inner (LVGL)37" text:continue-numbering="true" text:continue-list="list_Spinner (LVGL)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inner (LVGL)38" text:continue-numbering="true" text:continue-list="list_Spinner (LVGL)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inner (LVGL)39" text:continue-numbering="true" text:continue-list="list_Spinner (LVGL)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inner (LVGL)40" text:continue-numbering="true" text:continue-list="list_Spinner (LVGL)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inner (LVGL)41" text:continue-numbering="true" text:continue-list="list_Spinner (LVGL)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inner (LVGL)42" text:continue-numbering="true" text:continue-list="list_Spinner (LVGL)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inner (LVGL)43" text:continue-numbering="true" text:continue-list="list_Spinner (LVGL)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inner (LVGL)44" text:continue-numbering="true" text:continue-list="list_Spinner (LVGL)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inner (LVGL)45" text:continue-numbering="true" text:continue-list="list_Spinner (LVGL)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inner (LVGL)46" text:continue-numbering="true" text:continue-list="list_Spinner (LVGL)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inner (LVGL)47" text:continue-numbering="true" text:continue-list="list_Spinner (LVGL)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pinner (LVGL)48" text:continue-numbering="true" text:continue-list="list_Spinner (LVGL)47"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pinner (LVGL)49"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pinner (LVGL)50" text:continue-numbering="true" text:continue-list="list_Spinner (LVGL)48"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pinner (LVGL)51"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pinner (LVGL)52" text:continue-numbering="true" text:continue-list="list_Spinner (LVGL)50"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inner (LVGL)53"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pinner (LVGL)54" text:continue-numbering="true" text:continue-list="list_Spinner (LVGL)52"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inner (LVGL)55"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inner (LVGL)56" text:continue-numbering="true" text:continue-list="list_Spinner (LVGL)5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inner (LVGL)57" text:continue-numbering="true" text:continue-list="list_Spinner (LVGL)5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inner (LVGL)58" text:continue-numbering="true" text:continue-list="list_Spinner (LVGL)5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inner (LVGL)59" text:continue-numbering="true" text:continue-list="list_Spinner (LVGL)5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inner (LVGL)60" text:continue-numbering="true" text:continue-list="list_Spinner (LVGL)5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inner (LVGL)61" text:continue-numbering="true" text:continue-list="list_Spinner (LVGL)6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pinner (LVGL)62" text:continue-numbering="true" text:continue-list="list_Spinner (LVGL)6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Spinner (LVGL)63" text:continue-numbering="true" text:continue-list="list_Spinner (LVGL)62"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LVGL)64" text:continue-numbering="true" text:continue-list="list_Spinner (LVGL)6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ner (LVGL)6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LVGL)66" text:continue-numbering="true" text:continue-list="list_Spinner (LVGL)6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ner (LVGL)67" text:continue-numbering="true" text:continue-list="list_Spinner (LVGL)6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ner (LVGL)68" text:continue-numbering="true" text:continue-list="list_Spinner (LVGL)6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ner (LVGL)3" text:continue-numbering="true" text:continue-list="list_Spinner (LVGL)2" text:style-name="Outline">
                        <text:list-item>
                            <text:list>
                                <text:list-item>
                                    <text:h text:style-name="Heading_20_2" text:outline-level="2">Examples</text:h>
                                </text:list-item>
                            </text:list>
                        </text:list-item>
                    </text:list>
                    <text:p text:style-name="Standard"/>
                    
                    <text:list xml:id="list_Spinner (LVGL)69"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